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cm" svg:stroke-color="#47b8b8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333333" draw:fill="none" draw:fill-color="#ffff0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color="#0000ff" fo:font-size="22pt" style:font-size-asian="22pt" style:font-size-complex="22pt"/>
    </style:style>
    <style:style style:name="P3" style:family="paragraph">
      <style:paragraph-properties fo:margin-left="0cm" fo:margin-right="0cm" fo:text-align="center" fo:text-indent="0cm"/>
      <style:text-properties fo:color="#ff0000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ff0000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color="#0000ff" fo:font-size="22pt" fo:font-weight="bold" style:font-size-asian="22pt" style:font-weight-asian="bold" style:font-size-complex="22pt" style:font-weight-complex="bold"/>
    </style:style>
    <style:style style:name="P8" style:family="paragraph">
      <style:text-properties fo:color="#33a3a3" fo:font-size="22pt" fo:font-weight="bold" style:font-size-asian="22pt" style:font-weight-asian="bold" style:font-size-complex="22pt" style:font-weight-complex="bold"/>
    </style:style>
    <style:style style:name="P9" style:family="paragraph">
      <style:text-properties fo:color="#0099ff"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color="#00b8ff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text-align="center" fo:text-indent="0cm"/>
      <style:text-properties fo:color="#0000ff" fo:font-size="24pt" style:font-size-asian="24pt" style:font-size-complex="24pt"/>
    </style:style>
    <style:style style:name="P12" style:family="paragraph">
      <style:paragraph-properties fo:margin-left="0cm" fo:margin-right="0cm" fo:text-align="center" fo:text-indent="0cm"/>
      <style:text-properties fo:color="#0000ff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text-align="center" fo:text-indent="0cm"/>
      <style:text-properties fo:color="#198a8a" fo:font-size="24pt" style:font-size-asian="24pt" style:font-size-complex="24pt"/>
    </style:style>
    <style:style style:name="P14" style:family="paragraph">
      <style:paragraph-properties fo:margin-left="0cm" fo:margin-right="0cm" fo:text-align="center" fo:text-indent="0cm"/>
      <style:text-properties fo:color="#198a8a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cm" fo:text-align="center" fo:text-indent="0cm"/>
      <style:text-properties fo:color="#0099ff" fo:font-size="24pt" style:font-size-asian="24pt" style:font-size-complex="24pt"/>
    </style:style>
    <style:style style:name="P16" style:family="paragraph">
      <style:paragraph-properties fo:margin-left="0cm" fo:margin-right="0cm" fo:text-align="center" fo:text-indent="0cm"/>
      <style:text-properties fo:color="#0099ff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ff" fo:font-size="22pt" style:font-size-asian="22pt" style:font-size-complex="22pt"/>
    </style:style>
    <style:style style:name="T2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33a3a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99ff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198a8a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99ff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629cm" svg:height="4.369cm" svg:x="3.384cm" svg:y="3.007cm">
          <text:p text:style-name="P1"><text:span text:style-name="T1">m_model_comm</text:span></text:p>
          <text:p text:style-name="P1"><text:span text:style-name="T1"/></text:p>
          <text:p text:style-name="P1"><text:span text:style-name="T1"/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1.78cm" svg:height="1.78cm" svg:x="6.261cm" svg:y="4.676cm">
          <text:p text:style-name="P1"><text:span text:style-name="T2">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1.78cm" svg:height="1.78cm" svg:x="10.261cm" svg:y="10.843cm">
          <text:p text:style-name="P1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1.78cm" svg:height="1.78cm" svg:x="10.261cm" svg:y="7.83cm">
          <text:p text:style-name="P1"><text:span text:style-name="T2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1.78cm" svg:height="1.78cm" svg:x="6.261cm" svg:y="7.83cm">
          <text:p text:style-name="P1"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1.78cm" svg:height="1.78cm" svg:x="6.261cm" svg:y="10.843cm">
          <text:p text:style-name="P1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1.78cm" svg:height="1.78cm" svg:x="6.261cm" svg:y="13.914cm">
          <text:p text:style-name="P1"><text:span text:style-name="T2">9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1.78cm" svg:height="1.78cm" svg:x="10.261cm" svg:y="13.914cm">
          <text:p text:style-name="P1"><text:span text:style-name="T2">1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1.78cm" svg:height="1.78cm" svg:x="14.368cm" svg:y="13.991cm">
          <text:p text:style-name="P1"><text:span text:style-name="T2">1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1.78cm" svg:height="1.78cm" svg:x="14.368cm" svg:y="10.843cm">
          <text:p text:style-name="P1"><text:span text:style-name="T2">8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1.78cm" svg:height="1.78cm" svg:x="14.368cm" svg:y="7.83cm">
          <text:p text:style-name="P1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1.78cm" svg:height="1.78cm" svg:x="14.368cm" svg:y="4.676cm">
          <text:p text:style-name="P1"><text:span text:style-name="T2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1.78cm" svg:height="1.78cm" svg:x="10.261cm" svg:y="4.676cm">
          <text:p text:style-name="P1"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5" draw:layer="layout" svg:width="14.906cm" svg:height="15.837cm" svg:x="3.692cm" svg:y="2.22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6" draw:text-style-name="P7" draw:layer="layout" svg:width="0.934cm" svg:height="1.254cm" svg:x="7.922cm" svg:y="5.953cm">
          <draw:text-box>
            <text:p text:style-name="P6"><text:span text:style-name="T3">0</text:span></text:p>
          </draw:text-box>
        </draw:frame>
        <draw:frame draw:style-name="gr6" draw:text-style-name="P7" draw:layer="layout" svg:width="0.934cm" svg:height="1.254cm" svg:x="11.76cm" svg:y="6.076cm">
          <draw:text-box>
            <text:p text:style-name="P6"><text:span text:style-name="T3">1</text:span></text:p>
          </draw:text-box>
        </draw:frame>
        <draw:frame draw:style-name="gr6" draw:text-style-name="P7" draw:layer="layout" svg:width="0.934cm" svg:height="1.254cm" svg:x="15.959cm" svg:y="5.622cm">
          <draw:text-box>
            <text:p text:style-name="P6"><text:span text:style-name="T3">2</text:span></text:p>
          </draw:text-box>
        </draw:frame>
        <draw:custom-shape draw:style-name="gr7" draw:text-style-name="P5" draw:layer="layout" svg:width="15.26cm" svg:height="6.383cm" svg:x="3.507cm" svg:y="7.0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6" draw:text-style-name="P8" draw:layer="layout" svg:width="0.934cm" svg:height="1.254cm" svg:x="7.922cm" svg:y="8.853cm">
          <draw:text-box>
            <text:p text:style-name="P6"><text:span text:style-name="T4">0</text:span></text:p>
          </draw:text-box>
        </draw:frame>
        <draw:frame draw:style-name="gr6" draw:text-style-name="P8" draw:layer="layout" svg:width="0.934cm" svg:height="1.254cm" svg:x="8.114cm" svg:y="11.814cm">
          <draw:text-box>
            <text:p text:style-name="P6"><text:span text:style-name="T4">3</text:span></text:p>
          </draw:text-box>
        </draw:frame>
        <draw:frame draw:style-name="gr6" draw:text-style-name="P8" draw:layer="layout" svg:width="0.934cm" svg:height="1.254cm" svg:x="12.183cm" svg:y="12.007cm">
          <draw:text-box>
            <text:p text:style-name="P6"><text:span text:style-name="T4">4</text:span></text:p>
          </draw:text-box>
        </draw:frame>
        <draw:frame draw:style-name="gr6" draw:text-style-name="P8" draw:layer="layout" svg:width="0.934cm" svg:height="1.254cm" svg:x="12.068cm" svg:y="8.937cm">
          <draw:text-box>
            <text:p text:style-name="P6"><text:span text:style-name="T4">1</text:span></text:p>
          </draw:text-box>
        </draw:frame>
        <draw:frame draw:style-name="gr6" draw:text-style-name="P8" draw:layer="layout" svg:width="0.934cm" svg:height="1.254cm" svg:x="16.075cm" svg:y="9.069cm">
          <draw:text-box>
            <text:p text:style-name="P6"><text:span text:style-name="T4">2</text:span></text:p>
          </draw:text-box>
        </draw:frame>
        <draw:frame draw:style-name="gr6" draw:text-style-name="P8" draw:layer="layout" svg:width="0.934cm" svg:height="1.254cm" svg:x="16.083cm" svg:y="11.538cm">
          <draw:text-box>
            <text:p text:style-name="P6"><text:span text:style-name="T4">5</text:span></text:p>
          </draw:text-box>
        </draw:frame>
        <draw:custom-shape draw:style-name="gr8" draw:text-style-name="P5" draw:layer="layout" svg:width="15.69cm" svg:height="3.692cm" svg:x="3.261cm" svg:y="13.044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6" draw:text-style-name="P9" draw:layer="layout" svg:width="0.934cm" svg:height="1.254cm" svg:x="16.236cm" svg:y="14.829cm">
          <draw:text-box>
            <text:p text:style-name="P6"><text:span text:style-name="T5">2</text:span></text:p>
          </draw:text-box>
        </draw:frame>
        <draw:frame draw:style-name="gr6" draw:text-style-name="P10" draw:layer="layout" svg:width="0.934cm" svg:height="1.254cm" svg:x="12.06cm" svg:y="14.96cm">
          <draw:text-box>
            <text:p text:style-name="P6"><text:span text:style-name="T5">1</text:span></text:p>
          </draw:text-box>
        </draw:frame>
        <draw:frame draw:style-name="gr6" draw:text-style-name="P9" draw:layer="layout" svg:width="0.934cm" svg:height="1.254cm" svg:x="8.069cm" svg:y="15.091cm">
          <draw:text-box>
            <text:p text:style-name="P6"><text:span text:style-name="T5">0</text:span></text:p>
          </draw:text-box>
        </draw:frame>
        <draw:custom-shape draw:style-name="gr9" draw:text-style-name="P12" draw:layer="layout" svg:width="1.384cm" svg:height="1.506cm" svg:x="1.447cm" svg:y="4.464cm">
          <text:p text:style-name="P11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.384cm" svg:height="1.506cm" svg:x="1.447cm" svg:y="9.49cm">
          <text:p text:style-name="P13"><text:span text:style-name="T7">II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384cm" svg:height="1.506cm" svg:x="1.447cm" svg:y="14.223cm">
          <text:p text:style-name="P15"><text:span text:style-name="T8">II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creation-date>2010-09-29T11:37:37</meta:creation-date>
    <dc:date>2010-09-29T14:36:59</dc:date>
    <meta:editing-cycles>2</meta:editing-cycles>
    <meta:editing-duration>PT2H21M54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